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1" svg:font-family="'Liberation Serif'" style:font-family-generic="roman"/>
    <style:font-face style:name="Droid Sans Fallback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7.583cm" fo:margin-left="1.016cm" table:align="left"/>
    </style:style>
    <style:style style:name="Tableau1.A" style:family="table-column">
      <style:table-column-properties style:column-width="1.111cm"/>
    </style:style>
    <style:style style:name="Tableau1.B" style:family="table-column">
      <style:table-column-properties style:column-width="2.117cm"/>
    </style:style>
    <style:style style:name="Tableau1.C" style:family="table-column">
      <style:table-column-properties style:column-width="2.328cm"/>
    </style:style>
    <style:style style:name="Tableau1.D" style:family="table-column">
      <style:table-column-properties style:column-width="2.027cm"/>
    </style:style>
    <style:style style:name="Tableau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50de" officeooo:paragraph-rsid="000650de"/>
    </style:style>
    <style:style style:name="P2" style:family="paragraph" style:parent-style-name="Text_20_body">
      <style:paragraph-properties fo:text-align="justify" style:justify-single-word="false"/>
      <style:text-properties officeooo:rsid="000650de" officeooo:paragraph-rsid="000650de"/>
    </style:style>
    <style:style style:name="P3" style:family="paragraph" style:parent-style-name="Text_20_body">
      <style:paragraph-properties fo:text-align="justify" style:justify-single-word="false"/>
      <style:text-properties officeooo:rsid="000650de" officeooo:paragraph-rsid="0008e5e6"/>
    </style:style>
    <style:style style:name="P4" style:family="paragraph" style:parent-style-name="Text_20_body">
      <style:paragraph-properties fo:text-align="justify" style:justify-single-word="false"/>
      <style:text-properties officeooo:paragraph-rsid="0008e917"/>
    </style:style>
    <style:style style:name="P5" style:family="paragraph" style:parent-style-name="Text_20_body">
      <style:paragraph-properties fo:text-align="justify" style:justify-single-word="false"/>
      <style:text-properties officeooo:rsid="0008e917" officeooo:paragraph-rsid="0008e917"/>
    </style:style>
    <style:style style:name="P6" style:family="paragraph" style:parent-style-name="Text_20_body">
      <style:paragraph-properties fo:text-align="justify" style:justify-single-word="false"/>
      <style:text-properties officeooo:rsid="0008e917" officeooo:paragraph-rsid="000c6726"/>
    </style:style>
    <style:style style:name="P7" style:family="paragraph" style:parent-style-name="Subtitle">
      <style:text-properties officeooo:rsid="000650de" officeooo:paragraph-rsid="000650de"/>
    </style:style>
    <style:style style:name="P8" style:family="paragraph" style:parent-style-name="Table_20_Contents">
      <style:paragraph-properties fo:text-align="center" style:justify-single-word="false"/>
      <style:text-properties officeooo:rsid="000650de" officeooo:paragraph-rsid="000650de"/>
    </style:style>
    <style:style style:name="P9" style:family="paragraph" style:parent-style-name="Table_20_Contents">
      <style:paragraph-properties fo:text-align="center" style:justify-single-word="false"/>
      <style:text-properties fo:color="#ce181e" officeooo:rsid="000650de" officeooo:paragraph-rsid="000650de"/>
    </style:style>
    <style:style style:name="P10" style:family="paragraph" style:parent-style-name="Table_20_Contents">
      <style:paragraph-properties fo:text-align="center" style:justify-single-word="false"/>
      <style:text-properties fo:color="#00a933" officeooo:rsid="000650de" officeooo:paragraph-rsid="000650de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officeooo:rsid="000650de" officeooo:paragraph-rsid="000650de"/>
    </style:style>
    <style:style style:name="P12" style:family="paragraph" style:parent-style-name="Title">
      <style:text-properties officeooo:rsid="000650de" officeooo:paragraph-rsid="000650de"/>
    </style:style>
    <style:style style:name="P13" style:family="paragraph" style:parent-style-name="Heading_20_1">
      <style:text-properties officeooo:rsid="000650de" officeooo:paragraph-rsid="000650d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8e5e6"/>
    </style:style>
    <style:style style:name="T3" style:family="text">
      <style:text-properties style:font-name="Liberation Serif1" officeooo:rsid="0008e5e6"/>
    </style:style>
    <style:style style:name="T4" style:family="text">
      <style:text-properties style:font-name="Liberation Serif1" fo:font-size="12pt" officeooo:rsid="0008e5e6" style:font-name-asian="Droid Sans Fallback" style:font-name-complex="Droid Sans Fallback"/>
    </style:style>
    <style:style style:name="T5" style:family="text">
      <style:text-properties style:font-name="Liberation Serif1" fo:font-size="12pt" officeooo:rsid="0008e917" style:font-name-asian="Droid Sans Fallback" style:font-name-complex="Droid Sans Fallback"/>
    </style:style>
    <style:style style:name="T6" style:family="text">
      <style:text-properties style:font-name="Liberation Serif1" fo:font-size="12pt" style:text-underline-style="solid" style:text-underline-width="auto" style:text-underline-color="font-color" officeooo:rsid="0008e917" style:font-name-asian="Droid Sans Fallback" style:font-name-complex="Droid Sans Fallback"/>
    </style:style>
    <style:style style:name="T7" style:family="text">
      <style:text-properties style:font-name="Liberation Serif" officeooo:rsid="0008e5e6"/>
    </style:style>
    <style:style style:name="T8" style:family="text">
      <style:text-properties style:font-name="Liberation Serif" fo:font-size="12pt" officeooo:rsid="0008e5e6" style:font-name-asian="Droid Sans Fallback" style:font-name-complex="Droid Sans Fallback"/>
    </style:style>
    <style:style style:name="T9" style:family="text">
      <style:text-properties style:font-name="Liberation Serif" fo:font-size="12pt" style:text-underline-style="solid" style:text-underline-width="auto" style:text-underline-color="font-color" officeooo:rsid="0008e5e6" style:font-name-asian="Droid Sans Fallback" style:font-name-complex="Droid Sans Fallback"/>
    </style:style>
    <style:style style:name="T10" style:family="text">
      <style:text-properties style:font-name="Liberation Serif" fo:font-size="12pt" style:text-underline-style="solid" style:text-underline-width="auto" style:text-underline-color="font-color" officeooo:rsid="0008e917" style:font-name-asian="Droid Sans Fallback" style:font-name-complex="Droid Sans Fallback"/>
    </style:style>
    <style:style style:name="T11" style:family="text">
      <style:text-properties style:font-name="Liberation Serif" fo:font-size="12pt" style:text-underline-style="solid" style:text-underline-width="auto" style:text-underline-color="font-color" officeooo:rsid="000c6726" style:font-name-asian="Droid Sans Fallback" style:font-name-complex="Droid Sans Fallback"/>
    </style:style>
    <style:style style:name="T12" style:family="text">
      <style:text-properties style:font-name="Liberation Serif" fo:font-size="12pt" style:text-underline-style="none" style:font-name-asian="Droid Sans Fallback" style:font-name-complex="Droid Sans Fallback"/>
    </style:style>
    <style:style style:name="T13" style:family="text">
      <style:text-properties style:font-name="Liberation Serif" fo:font-size="12pt" style:text-underline-style="none" officeooo:rsid="0008e917" style:font-name-asian="Droid Sans Fallback" style:font-name-complex="Droid Sans Fallback"/>
    </style:style>
    <style:style style:name="T14" style:family="text">
      <style:text-properties style:font-name="Liberation Serif" fo:font-size="12pt" style:text-underline-style="none" officeooo:rsid="0008e5e6" style:font-name-asian="Droid Sans Fallback" style:font-name-complex="Droid Sans Fallback"/>
    </style:style>
    <style:style style:name="T15" style:family="text">
      <style:text-properties style:font-name="Liberation Serif" fo:font-size="12pt" style:text-underline-style="none" officeooo:rsid="000c6726" style:font-name-asian="Droid Sans Fallback" style:font-name-complex="Droid Sans Fallbac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voir Maison Logique et preuves</text:p>
      <text:p text:style-name="P7">Romain Delpy INF501</text:p>
      <text:p text:style-name="P1"/>
      <text:h text:style-name="P13" text:outline-level="1">Question 1 :</text:h>
      <text:p text:style-name="P1">1) Dressons et comparons les tables de vérités de A et de A’=A~~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x</text:p>
          </table:table-cell>
          <table:table-cell table:style-name="Tableau1.A1" office:value-type="string">
            <text:p text:style-name="P8">A</text:p>
          </table:table-cell>
          <table:table-cell table:style-name="Tableau1.A1" office:value-type="string">
            <text:p text:style-name="P8">A~</text:p>
          </table:table-cell>
          <table:table-cell table:style-name="Tableau1.D1" office:value-type="string">
            <text:p text:style-name="P8">A~~</text:p>
          </table:table-cell>
        </table:table-row>
        <table:table-row>
          <table:table-cell table:style-name="Tableau1.A2" table:number-rows-spanned="2" office:value-type="string">
            <text:p text:style-name="P11">v(x)</text:p>
          </table:table-cell>
          <table:table-cell table:style-name="Tableau1.B2" office:value-type="string">
            <text:p text:style-name="P10">V</text:p>
          </table:table-cell>
          <table:table-cell table:style-name="Tableau1.B2" office:value-type="string">
            <text:p text:style-name="P9">F</text:p>
          </table:table-cell>
          <table:table-cell table:style-name="Tableau1.D2" office:value-type="string">
            <text:p text:style-name="P10">V</text:p>
          </table:table-cell>
        </table:table-row>
        <table:table-row>
          <table:covered-table-cell/>
          <table:table-cell table:style-name="Tableau1.B2" office:value-type="string">
            <text:p text:style-name="P9">F</text:p>
          </table:table-cell>
          <table:table-cell table:style-name="Tableau1.B2" office:value-type="string">
            <text:p text:style-name="P10">V</text:p>
          </table:table-cell>
          <table:table-cell table:style-name="Tableau1.D2" office:value-type="string">
            <text:p text:style-name="P9">F</text:p>
          </table:table-cell>
        </table:table-row>
      </table:table>
      <text:p text:style-name="P2"/>
      <text:p text:style-name="P2">On observe que les valeurs de <text:span text:style-name="T1">v(A) et de v(A’) sont identiques</text:span>.</text:p>
      <text:p text:style-name="P2"/>
      <text:p text:style-name="P3">2) <text:span text:style-name="T2">Observons la valuation des hypothèses </text:span><text:span text:style-name="T3">Γ et Γ’ : prenons X une hypothèse de <text:s/>Γ, on a donc dans Γ’ une hypothèse X’, et v(X) = <text:s/>v(X’). Ainsi toutes les hypothèses de <text:s/>Γ’ ont la même valuation que leur penchant dans Γ.</text:span></text:p>
      <text:p text:style-name="P4"><text:span text:style-name="T3">Observons de plus que la validité du</text:span><text:span text:style-name="T7"> séquent Γ’</text:span><text:span text:style-name="T8">⊢A’ implique que quand toutes les hypothèses sont vraies, A’ est vrai. Hors quand les hypothèses de <text:s/></text:span><text:span text:style-name="T4">Γ’ sont vraies, alors les hypothèses de Γ le sont aussi. </text:span><text:span text:style-name="T5">Aussi lorsque A’ est vrai, alors A l’est aussi. Ainsi lorsque les hypothèses de <text:s/></text:span><text:span text:style-name="T4">Γ </text:span><text:span text:style-name="T5">sont vraies, alors A est vrai. </text:span></text:p>
      <text:p text:style-name="P4"><text:span text:style-name="T5">Ainsi </text:span><text:span text:style-name="T6">si le séquent </text:span><text:span text:style-name="T9">Γ’⊢A’ <text:s/></text:span><text:span text:style-name="T10">est valide alors le séquent </text:span><text:span text:style-name="T9">Γ⊢A </text:span><text:span text:style-name="T10">l’est aussi</text:span><text:span text:style-name="T13">.</text:span><text:span text:style-name="T14"> </text:span></text:p>
      <text:p text:style-name="P5"><text:span text:style-name="T14"/></text:p>
      <text:p text:style-name="P6"><text:span text:style-name="T14">3</text:span><text:span text:style-name="T12">) </text:span><text:span text:style-name="T15">On Suppose le séquent </text:span><text:span text:style-name="T14">Γ’⊢A’ </text:span><text:span text:style-name="T15">prouvable en logique intuitionniste, Il est donc valide. Ainsi </text:span><text:span text:style-name="T14">Γ⊢A </text:span><text:span text:style-name="T15">est valide (cf 1.2) et d’après le théorème de complétude, </text:span><text:span text:style-name="T11">le séquent </text:span><text:span text:style-name="T9">Γ⊢A </text:span><text:span text:style-name="T11">est prouvable</text:span><text:span text:style-name="T15">.</text:span></text:p>
      <text:p text:style-name="P6"><text:span text:style-name="T15"/></text:p>
      <text:p text:style-name="P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1" svg:font-family="'Liberation Serif'" style:font-family-generic="roman"/>
    <style:font-face style:name="Droid Sans Fallback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5:16:32.363036341</meta:creation-date>
    <dc:date>2020-12-04T16:05:09.645105445</dc:date>
    <meta:editing-duration>PT5M46S</meta:editing-duration>
    <meta:editing-cycles>1</meta:editing-cycles>
    <meta:document-statistic meta:table-count="1" meta:image-count="0" meta:object-count="0" meta:page-count="1" meta:paragraph-count="20" meta:word-count="192" meta:character-count="1003" meta:non-whitespace-character-count="823"/>
    <meta:generator>LibreOffice/6.1.5.2$Linux_X86_64 LibreOffice_project/10$Build-2</meta:generator>
  </office:meta>
</office:document-meta>
</file>